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031cm"/>
    </style:style>
    <style:style style:name="co2" style:family="table-column">
      <style:table-column-properties fo:break-before="auto" style:column-width="1.332cm"/>
    </style:style>
    <style:style style:name="co3" style:family="table-column">
      <style:table-column-properties fo:break-before="auto" style:column-width="5.507cm"/>
    </style:style>
    <style:style style:name="co4" style:family="table-column">
      <style:table-column-properties fo:break-before="auto" style:column-width="9.072cm"/>
    </style:style>
    <style:style style:name="co5" style:family="table-column">
      <style:table-column-properties fo:break-before="auto" style:column-width="1.886cm"/>
    </style:style>
    <style:style style:name="co6" style:family="table-column">
      <style:table-column-properties fo:break-before="auto" style:column-width="1.746cm"/>
    </style:style>
    <style:style style:name="co7" style:family="table-column">
      <style:table-column-properties fo:break-before="auto" style:column-width="2.409cm"/>
    </style:style>
    <style:style style:name="co8" style:family="table-column">
      <style:table-column-properties fo:break-before="auto" style:column-width="1.498cm"/>
    </style:style>
    <style:style style:name="co9" style:family="table-column">
      <style:table-column-properties fo:break-before="auto" style:column-width="1.58cm"/>
    </style:style>
    <style:style style:name="co10" style:family="table-column">
      <style:table-column-properties fo:break-before="auto" style:column-width="1.85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6.133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" style:family="table-cell" style:parent-style-name="Default">
      <style:table-cell-properties fo:background-color="#00ffff" style:text-align-source="fix" style:repeat-content="false" style:rotation-angle="90"/>
      <style:paragraph-properties fo:text-align="start" fo:margin-left="0cm"/>
      <style:text-properties style:font-name="Arial" fo:font-size="11pt" style:font-size-asian="11pt" style:font-size-complex="11pt"/>
    </style:style>
    <style:style style:name="ce5" style:family="table-cell" style:parent-style-name="Default">
      <style:table-cell-properties fo:background-color="#00fff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6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800000" style:font-name="Arial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ackground-color="transparent" style:rotation-angle="90"/>
      <style:paragraph-properties fo:text-align="start" fo:margin-left="0cm"/>
      <style:text-properties fo:color="#800000" style:font-name="Arial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0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style:font-name="Arial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fo:background-color="transparent" style:rotation-angle="90"/>
      <style:paragraph-properties fo:text-align="start" fo:margin-left="0cm"/>
      <style:text-properties style:font-name="Arial" fo:font-size="11pt" style:font-size-asian="11pt" style:font-size-complex="11pt"/>
    </style:style>
    <style:style style:name="ce12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3" style:family="table-cell" style:parent-style-name="Default">
      <style:table-cell-properties fo:background-color="#ff00ff" style:text-align-source="fix" style:repeat-content="false" style:rotation-angle="90"/>
      <style:paragraph-properties fo:text-align="start" fo:margin-left="0cm"/>
      <style:text-properties style:font-name="Arial" fo:font-size="11pt" style:font-size-asian="11pt" style:font-size-complex="11pt"/>
    </style:style>
  </office:automatic-styles>
  <office:body>
    <office:spreadsheet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5" table:default-cell-style-name="ce1"/>
        <table:table-column table:style-name="co2" table:default-cell-style-name="ce5"/>
        <table:table-column table:style-name="co2" table:number-columns-repeated="3" table:default-cell-style-name="ce8"/>
        <table:table-column table:style-name="co6" table:default-cell-style-name="ce8"/>
        <table:table-column table:style-name="co2" table:number-columns-repeated="2" table:default-cell-style-name="ce8"/>
        <table:table-column table:style-name="co7" table:default-cell-style-name="ce8"/>
        <table:table-column table:style-name="co2" table:number-columns-repeated="6" table:default-cell-style-name="ce8"/>
        <table:table-column table:style-name="co8" table:default-cell-style-name="ce8"/>
        <table:table-column table:style-name="co2" table:number-columns-repeated="6" table:default-cell-style-name="ce8"/>
        <table:table-column table:style-name="co9" table:default-cell-style-name="ce8"/>
        <table:table-column table:style-name="co2" table:default-cell-style-name="ce8"/>
        <table:table-column table:style-name="co10" table:default-cell-style-name="ce8"/>
        <table:table-column table:style-name="co2" table:number-columns-repeated="4" table:default-cell-style-name="ce8"/>
        <table:table-column table:style-name="co9" table:default-cell-style-name="ce8"/>
        <table:table-column table:style-name="co11" table:number-columns-repeated="986" table:default-cell-style-name="ce1"/>
        <table:table-row table:style-name="ro1">
          <table:table-cell office:value-type="string">
            <text:p># type</text:p>
          </table:table-cell>
          <table:table-cell table:style-name="ce2" office:value-type="string">
            <text:p>class</text:p>
          </table:table-cell>
          <table:table-cell table:style-name="ce2" office:value-type="string">
            <text:p>cmd</text:p>
          </table:table-cell>
          <table:table-cell table:style-name="ce2" office:value-type="string">
            <text:p>comment</text:p>
          </table:table-cell>
          <table:table-cell table:style-name="ce2" office:value-type="string">
            <text:p>msg type: 1=BROAD, 2=MM, 3=MS</text:p>
          </table:table-cell>
          <table:table-cell table:style-name="ce2" office:value-type="string">
            <text:p>ZZ</text:p>
          </table:table-cell>
          <table:table-cell table:style-name="ce2" office:value-type="string">
            <text:p>PBSB</text:p>
          </table:table-cell>
          <table:table-cell table:style-name="ce2" office:value-type="string">
            <text:p>NN</text:p>
          </table:table-cell>
          <table:table-cell table:style-name="ce2" office:value-type="string">
            <text:p>D1D2D3</text:p>
          </table:table-cell>
          <table:table-cell table:style-name="ce4" office:value-type="string">
            <text:p>elements</text:p>
          </table:table-cell>
          <table:table-cell table:style-name="ce6" office:value-type="string">
            <text:p>sub</text:p>
          </table:table-cell>
          <table:table-cell table:style-name="ce10" office:value-type="string">
            <text:p>position</text:p>
          </table:table-cell>
          <table:table-cell table:style-name="ce10" office:value-type="string">
            <text:p>datatype</text:p>
          </table:table-cell>
          <table:table-cell table:style-name="ce10" office:value-type="string">
            <text:p>factor</text:p>
          </table:table-cell>
          <table:table-cell table:style-name="ce10" office:value-type="string">
            <text:p>unit</text:p>
          </table:table-cell>
          <table:table-cell table:style-name="ce10" office:value-type="string">
            <text:p>valid</text:p>
          </table:table-cell>
          <table:table-cell table:style-name="ce10" office:value-type="string">
            <text:p>comment</text:p>
          </table:table-cell>
          <table:table-cell table:style-name="ce13" office:value-type="string">
            <text:p>sub</text:p>
          </table:table-cell>
          <table:table-cell table:style-name="ce13" office:value-type="string">
            <text:p>position</text:p>
          </table:table-cell>
          <table:table-cell table:style-name="ce13" office:value-type="string">
            <text:p>datatype</text:p>
          </table:table-cell>
          <table:table-cell table:style-name="ce13" office:value-type="string">
            <text:p>factor</text:p>
          </table:table-cell>
          <table:table-cell table:style-name="ce13" office:value-type="string">
            <text:p>unit</text:p>
          </table:table-cell>
          <table:table-cell table:style-name="ce13" office:value-type="string">
            <text:p>valid</text:p>
          </table:table-cell>
          <table:table-cell table:style-name="ce13" office:value-type="string">
            <text:p>comment</text:p>
          </table:table-cell>
          <table:table-cell table:style-name="ce10" office:value-type="string">
            <text:p>sub</text:p>
          </table:table-cell>
          <table:table-cell table:style-name="ce10" office:value-type="string">
            <text:p>position</text:p>
          </table:table-cell>
          <table:table-cell table:style-name="ce10" office:value-type="string">
            <text:p>datatype</text:p>
          </table:table-cell>
          <table:table-cell table:style-name="ce10" office:value-type="string">
            <text:p>factor</text:p>
          </table:table-cell>
          <table:table-cell table:style-name="ce10" office:value-type="string">
            <text:p>unit</text:p>
          </table:table-cell>
          <table:table-cell table:style-name="ce10" office:value-type="string">
            <text:p>valid</text:p>
          </table:table-cell>
          <table:table-cell table:style-name="ce10" office:value-type="string">
            <text:p>comment</text:p>
          </table:table-cell>
          <table:table-cell table:style-name="ce13" office:value-type="string">
            <text:p>sub</text:p>
          </table:table-cell>
          <table:table-cell table:style-name="ce13" office:value-type="string">
            <text:p>position</text:p>
          </table:table-cell>
          <table:table-cell table:style-name="ce13" office:value-type="string">
            <text:p>datatype</text:p>
          </table:table-cell>
          <table:table-cell table:style-name="ce13" office:value-type="string">
            <text:p>factor</text:p>
          </table:table-cell>
          <table:table-cell table:style-name="ce13" office:value-type="string">
            <text:p>unit</text:p>
          </table:table-cell>
          <table:table-cell table:style-name="ce13" office:value-type="string">
            <text:p>valid</text:p>
          </table:table-cell>
          <table:table-cell table:style-name="ce13" office:value-type="string">
            <text:p>comment</text:p>
          </table:table-cell>
          <table:table-cell table:number-columns-repeated="986"/>
        </table:table-row>
        <table:table-row table:style-name="ro2">
          <table:table-cell office:value-type="string">
            <text:p># CI-Parameter</text:p>
          </table:table-cell>
          <table:table-cell table:style-name="ce2" table:number-columns-repeated="8"/>
          <table:table-cell table:style-name="ce4"/>
          <table:table-cell table:style-name="ce7"/>
          <table:table-cell table:style-name="ce11" table:number-columns-repeated="27"/>
          <table:table-cell table:number-columns-repeated="986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hydraulic</text:p>
          </table:table-cell>
          <table:table-cell office:value-type="string">
            <text:p>Hydraulikschema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29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language</text:p>
          </table:table-cell>
          <table:table-cell office:value-type="string">
            <text:p>Sprachvariante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26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holiday_period</text:p>
          </table:table-cell>
          <table:table-cell office:value-type="string">
            <text:p>Ferienzeitraum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4300</text:p>
          </table:table-cell>
          <table:table-cell office:value-type="float" office:value="4">
            <text:p>4</text:p>
          </table:table-cell>
          <table:table-cell table:style-name="ce9" office:value-type="string">
            <text:p>start1</text:p>
          </table:table-cell>
          <table:table-cell office:value-type="string">
            <text:p>1,2,3</text:p>
          </table:table-cell>
          <table:table-cell office:value-type="string">
            <text:p>hda</text:p>
          </table:table-cell>
          <table:table-cell table:style-name="ce12" office:value-type="string">
            <text:p>-</text:p>
          </table:table-cell>
          <table:table-cell table:number-columns-repeated="2" office:value-type="string">
            <text:p>-</text:p>
          </table:table-cell>
          <table:table-cell office:value-type="string">
            <text:p>Start 1</text:p>
          </table:table-cell>
          <table:table-cell table:style-name="ce9" office:value-type="string">
            <text:p>start2</text:p>
          </table:table-cell>
          <table:table-cell office:value-type="string">
            <text:p>5,6,4</text:p>
          </table:table-cell>
          <table:table-cell office:value-type="string">
            <text:p>hda</text:p>
          </table:table-cell>
          <table:table-cell table:number-columns-repeated="3" office:value-type="string">
            <text:p>-</text:p>
          </table:table-cell>
          <table:table-cell office:value-type="string">
            <text:p>Start 2</text:p>
          </table:table-cell>
          <table:table-cell office:value-type="string">
            <text:p>end1</text:p>
          </table:table-cell>
          <table:table-cell office:value-type="string">
            <text:p>7,8,9</text:p>
          </table:table-cell>
          <table:table-cell office:value-type="string">
            <text:p>hda</text:p>
          </table:table-cell>
          <table:table-cell table:number-columns-repeated="3" office:value-type="string">
            <text:p>-</text:p>
          </table:table-cell>
          <table:table-cell office:value-type="string">
            <text:p>Ende 1</text:p>
          </table:table-cell>
          <table:table-cell office:value-type="string">
            <text:p>end2</text:p>
          </table:table-cell>
          <table:table-cell office:value-type="string">
            <text:p>11,12,10</text:p>
          </table:table-cell>
          <table:table-cell office:value-type="string">
            <text:p>hda</text:p>
          </table:table-cell>
          <table:table-cell table:number-columns-repeated="3" office:value-type="string">
            <text:p>-</text:p>
          </table:table-cell>
          <table:table-cell office:value-type="string">
            <text:p>Ende 2</text:p>
          </table:table-cell>
          <table:table-cell table:number-columns-repeated="986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holiday_cir2_temp</text:p>
          </table:table-cell>
          <table:table-cell office:value-type="string">
            <text:p>Heizkreis-Solltemperatur Ferien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22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password</text:p>
          </table:table-cell>
          <table:table-cell office:value-type="string">
            <text:p>Passwort Konfiguration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2C00</text:p>
          </table:table-cell>
          <table:table-cell office:value-type="float" office:value="4">
            <text:p>4</text:p>
          </table:table-cell>
          <table:table-cell office:value-type="string">
            <text:p>pin1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2" office:value-type="string">
            <text:p>-</text:p>
          </table:table-cell>
          <table:table-cell office:value-type="string">
            <text:p>Pin 1</text:p>
          </table:table-cell>
          <table:table-cell office:value-type="string">
            <text:p>pin2</text:p>
          </table:table-cell>
          <table:table-cell table:style-name="ce12" office:value-type="string">
            <text:p>2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2" office:value-type="string">
            <text:p>-</text:p>
          </table:table-cell>
          <table:table-cell office:value-type="string">
            <text:p>Pin 2</text:p>
          </table:table-cell>
          <table:table-cell office:value-type="string">
            <text:p>pin3</text:p>
          </table:table-cell>
          <table:table-cell table:style-name="ce12" office:value-type="string">
            <text:p>3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2" office:value-type="string">
            <text:p>-</text:p>
          </table:table-cell>
          <table:table-cell office:value-type="string">
            <text:p>Pin 3</text:p>
          </table:table-cell>
          <table:table-cell office:value-type="string">
            <text:p>pin4</text:p>
          </table:table-cell>
          <table:table-cell table:style-name="ce12" office:value-type="string">
            <text:p>4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2" office:value-type="string">
            <text:p>-</text:p>
          </table:table-cell>
          <table:table-cell office:value-type="string">
            <text:p>Pin 4</text:p>
          </table:table-cell>
          <table:table-cell table:number-columns-repeated="986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cir2_set_temp</text:p>
          </table:table-cell>
          <table:table-cell office:value-type="string">
            <text:p>Heizkreis2-Solltemperatu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05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cir2_flow_temp</text:p>
          </table:table-cell>
          <table:table-cell office:value-type="string">
            <text:p>Heizkreis2-Vorlauftemperatu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02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hw_heat_time</text:p>
          </table:table-cell>
          <table:table-cell office:value-type="string">
            <text:p>Heizzeit max. bei WW-Anforderung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4D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office:value-type="string">
            <text:p>min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hw_wait_time</text:p>
          </table:table-cell>
          <table:table-cell office:value-type="string">
            <text:p>WW-Zeit max. bei Heizanforderung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4C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office:value-type="string">
            <text:p>min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temp_camber</text:p>
          </table:table-cell>
          <table:table-cell office:value-type="string">
            <text:p>Temperaturüberhöhung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2F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pre_off_time</text:p>
          </table:table-cell>
          <table:table-cell office:value-type="string">
            <text:p>Vorabschaltzeit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2D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office:value-type="string">
            <text:p>min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freeze_wait</text:p>
          </table:table-cell>
          <table:table-cell office:value-type="string">
            <text:p>Frostschutz-Verzögerung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2E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office:value-type="string">
            <text:p>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temp_error</text:p>
          </table:table-cell>
          <table:table-cell office:value-type="string">
            <text:p>Temperaturfehlererkennung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3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boiler</text:p>
          </table:table-cell>
          <table:table-cell office:value-type="string">
            <text:p>Pufferspeicher vorhanden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5C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transfer</text:p>
          </table:table-cell>
          <table:table-cell office:value-type="string">
            <text:p>Mitternacht Übertragswert Energieertrag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6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mode</text:p>
          </table:table-cell>
          <table:table-cell office:value-type="string">
            <text:p>aktueller Betriebsstatus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97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 CI-Parameter – HK Namen</text:p>
          </table:table-cell>
          <table:table-cell table:number-columns-repeated="3"/>
          <table:table-cell table:style-name="ce3" table:number-columns-repeated="2"/>
          <table:table-cell/>
          <table:table-cell table:style-name="ce3"/>
          <table:table-cell table:number-columns-repeated="3"/>
          <table:table-cell table:style-name="ce12"/>
          <table:table-cell/>
          <table:table-cell table:style-name="ce12"/>
          <table:table-cell table:number-columns-repeated="1010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hk16_name</text:p>
          </table:table-cell>
          <table:table-cell office:value-type="string">
            <text:p>Name vom HK16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4178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-</text:p>
          </table:table-cell>
          <table:table-cell office:value-type="string">
            <text:p>asc</text:p>
          </table:table-cell>
          <table:table-cell table:style-name="ce12" office:value-type="string">
            <text:p>-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 CI-Parameter - Energie Ertrag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jan_act</text:p>
          </table:table-cell>
          <table:table-cell office:value-type="string">
            <text:p>Energie Janua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4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jan_last</text:p>
          </table:table-cell>
          <table:table-cell office:value-type="string">
            <text:p>Energie Januar Vorjah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5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feb_act</text:p>
          </table:table-cell>
          <table:table-cell office:value-type="string">
            <text:p>Energie Februa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408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feb_last</text:p>
          </table:table-cell>
          <table:table-cell office:value-type="string">
            <text:p>Energie Februar Vorjah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508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mar_act</text:p>
          </table:table-cell>
          <table:table-cell office:value-type="string">
            <text:p>Energie März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41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mar_last</text:p>
          </table:table-cell>
          <table:table-cell office:value-type="string">
            <text:p>Energie März Vorjah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51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apr_act</text:p>
          </table:table-cell>
          <table:table-cell office:value-type="string">
            <text:p>Energie April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418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apr_last</text:p>
          </table:table-cell>
          <table:table-cell office:value-type="string">
            <text:p>Energie April Vorjah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518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may_act</text:p>
          </table:table-cell>
          <table:table-cell office:value-type="string">
            <text:p>Energie Mai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42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may_last</text:p>
          </table:table-cell>
          <table:table-cell office:value-type="string">
            <text:p>Energie Mai Vorjah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52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jun_act</text:p>
          </table:table-cell>
          <table:table-cell office:value-type="string">
            <text:p>Energie Juni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428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jun_last</text:p>
          </table:table-cell>
          <table:table-cell office:value-type="string">
            <text:p>Energie Juni Vorjah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528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jul_act</text:p>
          </table:table-cell>
          <table:table-cell office:value-type="string">
            <text:p>Energie Juli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43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jul_last</text:p>
          </table:table-cell>
          <table:table-cell office:value-type="string">
            <text:p>Energie Juli Vorjah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53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aug_act</text:p>
          </table:table-cell>
          <table:table-cell office:value-type="string">
            <text:p>Energie August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438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aug_last</text:p>
          </table:table-cell>
          <table:table-cell office:value-type="string">
            <text:p>Energie August Vorjah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538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sep_act</text:p>
          </table:table-cell>
          <table:table-cell office:value-type="string">
            <text:p>Energie Septembe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44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sep_last</text:p>
          </table:table-cell>
          <table:table-cell office:value-type="string">
            <text:p>Energie September Vorjah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54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oct_act</text:p>
          </table:table-cell>
          <table:table-cell office:value-type="string">
            <text:p>Energie Oktobe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448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oct_last</text:p>
          </table:table-cell>
          <table:table-cell office:value-type="string">
            <text:p>Energie Oktober Vorjah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548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nov_act</text:p>
          </table:table-cell>
          <table:table-cell office:value-type="string">
            <text:p>Energie Novembe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45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nov_last</text:p>
          </table:table-cell>
          <table:table-cell office:value-type="string">
            <text:p>Energie November Vorjah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55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dec_act</text:p>
          </table:table-cell>
          <table:table-cell office:value-type="string">
            <text:p>Energie Dezembe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458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dec_last</text:p>
          </table:table-cell>
          <table:table-cell office:value-type="string">
            <text:p>Energie Dezember Vorjah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558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 AMU Waermepumpe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date</text:p>
          </table:table-cell>
          <table:table-cell office:value-type="string">
            <text:p>Datum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29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1,2,3</text:p>
          </table:table-cell>
          <table:table-cell office:value-type="string">
            <text:p>hda</text:p>
          </table:table-cell>
          <table:table-cell table:number-columns-repeated="4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weekday</text:p>
          </table:table-cell>
          <table:table-cell office:value-type="string">
            <text:p>Wochentag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2A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office:value-type="string">
            <text:p>Mo=0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time</text:p>
          </table:table-cell>
          <table:table-cell office:value-type="string">
            <text:p>Zeit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28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3,2,1</text:p>
          </table:table-cell>
          <table:table-cell office:value-type="string">
            <text:p>hti</text:p>
          </table:table-cell>
          <table:table-cell table:number-columns-repeated="4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wp_stat</text:p>
          </table:table-cell>
          <table:table-cell office:value-type="string">
            <text:p>Waermepumpenstatus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D0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comp_lock_time</text:p>
          </table:table-cell>
          <table:table-cell office:value-type="string">
            <text:p>Kompressorsperrzeit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C5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?</text:p>
          </table:table-cell>
          <table:table-cell office:value-type="string">
            <text:p>hex</text:p>
          </table:table-cell>
          <table:table-cell office:value-type="string">
            <text:p>-</text:p>
          </table:table-cell>
          <table:table-cell office:value-type="string">
            <text:p>min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boiler_avail</text:p>
          </table:table-cell>
          <table:table-cell office:value-type="string">
            <text:p>Zusatzheizung vorhanden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92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zh_bivalent</text:p>
          </table:table-cell>
          <table:table-cell office:value-type="string">
            <text:p>Zusatzheizung - Bivalenzpunkt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65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zh_hysterese</text:p>
          </table:table-cell>
          <table:table-cell office:value-type="string">
            <text:p>Zusatzheizung – Hysterese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7E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zh_hys_delay</text:p>
          </table:table-cell>
          <table:table-cell office:value-type="string">
            <text:p>Zusatzheizung – Verzögerung Hysterese 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E0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office:value-type="string">
            <text:p>min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zh_EI</text:p>
          </table:table-cell>
          <table:table-cell office:value-type="string">
            <text:p>Zusatzheizung – EnergieIntegral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7F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°min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zh_heating</text:p>
          </table:table-cell>
          <table:table-cell office:value-type="string">
            <text:p>Zusatzheizung – Heizung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6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zh_water</text:p>
          </table:table-cell>
          <table:table-cell office:value-type="string">
            <text:p>Zusatzheizung – WarmWasse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64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 <text:s text:c="8"/>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comp_hysteres</text:p>
          </table:table-cell>
          <table:table-cell office:value-type="string">
            <text:p>Kompressor – Hysterese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7D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comp_energy_int</text:p>
          </table:table-cell>
          <table:table-cell office:value-type="string">
            <text:p>Kompressor <text:s/>- EnergieIntegral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7C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°min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comp_start_hour</text:p>
          </table:table-cell>
          <table:table-cell office:value-type="string">
            <text:p>Kompressor – Starts pro Stunde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74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comp_max_in</text:p>
          </table:table-cell>
          <table:table-cell office:value-type="string">
            <text:p>Kompressor <text:s/>- max. Rücklauftemperatu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7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 <text:s text:c="5"/>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brine_spreiz</text:p>
          </table:table-cell>
          <table:table-cell office:value-type="string">
            <text:p>Quelle – zul. Spreizung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6E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brine_frost</text:p>
          </table:table-cell>
          <table:table-cell office:value-type="string">
            <text:p>Quelle – Einfrierschutz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7A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brine_pump_pre_time</text:p>
          </table:table-cell>
          <table:table-cell office:value-type="string">
            <text:p>Quelle – Vorlaufzeit Quellenpumpe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76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?</text:p>
          </table:table-cell>
          <table:table-cell office:value-type="string">
            <text:p>hex</text:p>
          </table:table-cell>
          <table:table-cell office:value-type="string">
            <text:p>-</text:p>
          </table:table-cell>
          <table:table-cell office:value-type="string">
            <text:p>min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 <text:s text:c="3"/>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offset_pump_min</text:p>
          </table:table-cell>
          <table:table-cell office:value-type="string">
            <text:p>Ausschaltzeit interne Heizkreispumpe (Minuten)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99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office:value-type="string">
            <text:p>min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preset_pump_sek</text:p>
          </table:table-cell>
          <table:table-cell office:value-type="string">
            <text:p>Interne Heizkreispumpe Vorlaufzeit (Sekunden)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C8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office:value-type="string">
            <text:p>ss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 <text:s text:c="5"/></text:p>
          </table:table-cell>
          <table:table-cell table:number-columns-repeated="14"/>
          <table:table-cell table:style-name="ce1" table:number-columns-repeated="2"/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comp_h_heating</text:p>
          </table:table-cell>
          <table:table-cell office:value-type="string">
            <text:p>Kompressorlaufzeit Heizung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9B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comp_h_water</text:p>
          </table:table-cell>
          <table:table-cell office:value-type="string">
            <text:p>Kompressorlaufzeit WW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9C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comp_h_sum</text:p>
          </table:table-cell>
          <table:table-cell office:value-type="string">
            <text:p>Kompressorlaufzeit gesamt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9A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comp_starts</text:p>
          </table:table-cell>
          <table:table-cell office:value-type="string">
            <text:p>Kompressorstarts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A9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boiler_h_sum</text:p>
          </table:table-cell>
          <table:table-cell office:value-type="string">
            <text:p>Zusatzheizung gesamt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A1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boiler_h_heating</text:p>
          </table:table-cell>
          <table:table-cell office:value-type="string">
            <text:p>Zusatzheizung Heizen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A2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boiler_h_water</text:p>
          </table:table-cell>
          <table:table-cell office:value-type="string">
            <text:p>Zusatzheizung WW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A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boiler_starts</text:p>
          </table:table-cell>
          <table:table-cell office:value-type="string">
            <text:p>Zusatzheizung Starts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B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 <text:s text:c="7"/>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cooling_preset</text:p>
          </table:table-cell>
          <table:table-cell office:value-type="string">
            <text:p>Kühlungsvorlaufsollwert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74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brine_pump_cooling_h</text:p>
          </table:table-cell>
          <table:table-cell office:value-type="string">
            <text:p>Solepumpenlaufzeit Kühlbetrieb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7D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office:value-type="string">
            <text:p>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 <text:s/>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service_time</text:p>
          </table:table-cell>
          <table:table-cell office:value-type="string">
            <text:p>Servicezeit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66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venting</text:p>
          </table:table-cell>
          <table:table-cell office:value-type="string">
            <text:p>Entlüftung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1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 <text:s text:c="5"/>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code_1</text:p>
          </table:table-cell>
          <table:table-cell office:value-type="string">
            <text:p>Code 1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97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?</text:p>
          </table:table-cell>
          <table:table-cell office:value-type="string">
            <text:p>hex</text:p>
          </table:table-cell>
          <table:table-cell table:number-columns-repeated="4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code_2</text:p>
          </table:table-cell>
          <table:table-cell office:value-type="string">
            <text:p>Code 2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98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?</text:p>
          </table:table-cell>
          <table:table-cell office:value-type="string">
            <text:p>hex</text:p>
          </table:table-cell>
          <table:table-cell table:number-columns-repeated="4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save_codes</text:p>
          </table:table-cell>
          <table:table-cell office:value-type="string">
            <text:p>Codes übernehmen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24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 <text:s text:c="5"/>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high_eff_pump_stat</text:p>
          </table:table-cell>
          <table:table-cell office:value-type="string">
            <text:p>Hocheffizenzpumpenstatus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B8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high_eff_pump_perc</text:p>
          </table:table-cell>
          <table:table-cell office:value-type="string">
            <text:p>Hocheffizienzpumpengeschw. %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AC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office:value-type="string">
            <text:p>%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high_eff_pump_perc_heating</text:p>
          </table:table-cell>
          <table:table-cell office:value-type="string">
            <text:p>Pumpensollwert in% beim Heizen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AE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office:value-type="string">
            <text:p>%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 <text:s text:c="5"/>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bivalentmode</text:p>
          </table:table-cell>
          <table:table-cell office:value-type="string">
            <text:p>Bivalenzmodus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E3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 Messwerte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yield_sum</text:p>
          </table:table-cell>
          <table:table-cell office:value-type="string">
            <text:p>Energieertrag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BC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brine_in</text:p>
          </table:table-cell>
          <table:table-cell office:value-type="string">
            <text:p>Quellentemperatu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0F00</text:p>
          </table:table-cell>
          <table:table-cell office:value-type="float" office:value="2">
            <text:p>2</text:p>
          </table:table-cell>
          <table:table-cell office:value-type="string">
            <text:p>temp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office:value-type="string">
            <text:p>-</text:p>
          </table:table-cell>
          <table:table-cell office:value-type="string">
            <text:p>Temperatur</text:p>
          </table:table-cell>
          <table:table-cell office:value-type="string">
            <text:p>stat</text:p>
          </table:table-cell>
          <table:table-cell table:style-name="ce12" office:value-type="string">
            <text:p>3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office:value-type="string">
            <text:p>-</text:p>
          </table:table-cell>
          <table:table-cell/>
          <table:table-cell office:value-type="string">
            <text:p>Status</text:p>
          </table:table-cell>
          <table:table-cell table:number-columns-repeated="1000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brine_out</text:p>
          </table:table-cell>
          <table:table-cell office:value-type="string">
            <text:p>Austrittstemperatu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0800</text:p>
          </table:table-cell>
          <table:table-cell office:value-type="float" office:value="2">
            <text:p>2</text:p>
          </table:table-cell>
          <table:table-cell office:value-type="string">
            <text:p>temp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office:value-type="string">
            <text:p>-</text:p>
          </table:table-cell>
          <table:table-cell office:value-type="string">
            <text:p>Temperatur</text:p>
          </table:table-cell>
          <table:table-cell office:value-type="string">
            <text:p>stat</text:p>
          </table:table-cell>
          <table:table-cell table:style-name="ce12" office:value-type="string">
            <text:p>3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office:value-type="string">
            <text:p>-</text:p>
          </table:table-cell>
          <table:table-cell/>
          <table:table-cell office:value-type="string">
            <text:p>Status</text:p>
          </table:table-cell>
          <table:table-cell table:number-columns-repeated="1000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brine_press</text:p>
          </table:table-cell>
          <table:table-cell office:value-type="string">
            <text:p>Druck Wärmequelle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1600</text:p>
          </table:table-cell>
          <table:table-cell office:value-type="float" office:value="2">
            <text:p>2</text:p>
          </table:table-cell>
          <table:table-cell office:value-type="string">
            <text:p>press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0.256</text:p>
          </table:table-cell>
          <table:table-cell office:value-type="string">
            <text:p>bar</text:p>
          </table:table-cell>
          <table:table-cell office:value-type="string">
            <text:p>-</text:p>
          </table:table-cell>
          <table:table-cell office:value-type="string">
            <text:p>Druck</text:p>
          </table:table-cell>
          <table:table-cell office:value-type="string">
            <text:p>stat</text:p>
          </table:table-cell>
          <table:table-cell table:style-name="ce12" office:value-type="string">
            <text:p>3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office:value-type="string">
            <text:p>-</text:p>
          </table:table-cell>
          <table:table-cell/>
          <table:table-cell office:value-type="string">
            <text:p>Status</text:p>
          </table:table-cell>
          <table:table-cell table:number-columns-repeated="1000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brine_press_stat</text:p>
          </table:table-cell>
          <table:table-cell office:value-type="string">
            <text:p>Status Quellenpumpe I/O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19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2" office:value-type="string">
            <text:p>-</text:p>
          </table:table-cell>
          <table:table-cell table:number-columns-repeated="1008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brine_press_switch</text:p>
          </table:table-cell>
          <table:table-cell office:value-type="string">
            <text:p>Soledruckschalte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26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2" office:value-type="string">
            <text:p>-</text:p>
          </table:table-cell>
          <table:table-cell table:number-columns-repeated="1008"/>
        </table:table-row>
        <table:table-row table:style-name="ro2">
          <table:table-cell office:value-type="string">
            <text:p># 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high_press</text:p>
          </table:table-cell>
          <table:table-cell office:value-type="string">
            <text:p>Hochdruck Kältekreis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1400</text:p>
          </table:table-cell>
          <table:table-cell office:value-type="float" office:value="2">
            <text:p>2</text:p>
          </table:table-cell>
          <table:table-cell office:value-type="string">
            <text:p>press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0.256</text:p>
          </table:table-cell>
          <table:table-cell office:value-type="string">
            <text:p>bar</text:p>
          </table:table-cell>
          <table:table-cell office:value-type="string">
            <text:p>-</text:p>
          </table:table-cell>
          <table:table-cell office:value-type="string">
            <text:p>Druck</text:p>
          </table:table-cell>
          <table:table-cell office:value-type="string">
            <text:p>stat</text:p>
          </table:table-cell>
          <table:table-cell table:style-name="ce12" office:value-type="string">
            <text:p>3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office:value-type="string">
            <text:p>-</text:p>
          </table:table-cell>
          <table:table-cell/>
          <table:table-cell office:value-type="string">
            <text:p>Status</text:p>
          </table:table-cell>
          <table:table-cell table:number-columns-repeated="1000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low_press</text:p>
          </table:table-cell>
          <table:table-cell office:value-type="string">
            <text:p>Niederdruck Kältekreis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1500</text:p>
          </table:table-cell>
          <table:table-cell office:value-type="float" office:value="2">
            <text:p>2</text:p>
          </table:table-cell>
          <table:table-cell office:value-type="string">
            <text:p>press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0.256</text:p>
          </table:table-cell>
          <table:table-cell office:value-type="string">
            <text:p>bar</text:p>
          </table:table-cell>
          <table:table-cell office:value-type="string">
            <text:p>-</text:p>
          </table:table-cell>
          <table:table-cell office:value-type="string">
            <text:p>Druck</text:p>
          </table:table-cell>
          <table:table-cell office:value-type="string">
            <text:p>stat</text:p>
          </table:table-cell>
          <table:table-cell table:style-name="ce12" office:value-type="string">
            <text:p>3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office:value-type="string">
            <text:p>-</text:p>
          </table:table-cell>
          <table:table-cell/>
          <table:table-cell office:value-type="string">
            <text:p>Status</text:p>
          </table:table-cell>
          <table:table-cell table:number-columns-repeated="1000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overheat_temp</text:p>
          </table:table-cell>
          <table:table-cell office:value-type="string">
            <text:p>Überhitzung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D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undercool_temp</text:p>
          </table:table-cell>
          <table:table-cell office:value-type="string">
            <text:p>Unterkühlung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E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EI_current</text:p>
          </table:table-cell>
          <table:table-cell office:value-type="string">
            <text:p>Energiebcdegral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0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min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comp_in_temp</text:p>
          </table:table-cell>
          <table:table-cell office:value-type="string">
            <text:p>Kompressortemperatur Ebcdritt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0200</text:p>
          </table:table-cell>
          <table:table-cell office:value-type="float" office:value="2">
            <text:p>2</text:p>
          </table:table-cell>
          <table:table-cell office:value-type="string">
            <text:p>temp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office:value-type="string">
            <text:p>-</text:p>
          </table:table-cell>
          <table:table-cell office:value-type="string">
            <text:p>Temperatur</text:p>
          </table:table-cell>
          <table:table-cell office:value-type="string">
            <text:p>stat</text:p>
          </table:table-cell>
          <table:table-cell table:style-name="ce12" office:value-type="string">
            <text:p>3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office:value-type="string">
            <text:p>-</text:p>
          </table:table-cell>
          <table:table-cell/>
          <table:table-cell office:value-type="string">
            <text:p>Status</text:p>
          </table:table-cell>
          <table:table-cell table:number-columns-repeated="1000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comp_out_temp</text:p>
          </table:table-cell>
          <table:table-cell office:value-type="string">
            <text:p>Kompressortemperatur Austritt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0400</text:p>
          </table:table-cell>
          <table:table-cell office:value-type="float" office:value="2">
            <text:p>2</text:p>
          </table:table-cell>
          <table:table-cell office:value-type="string">
            <text:p>temp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office:value-type="string">
            <text:p>-</text:p>
          </table:table-cell>
          <table:table-cell office:value-type="string">
            <text:p>Temperatur</text:p>
          </table:table-cell>
          <table:table-cell office:value-type="string">
            <text:p>stat</text:p>
          </table:table-cell>
          <table:table-cell table:style-name="ce12" office:value-type="string">
            <text:p>3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office:value-type="string">
            <text:p>-</text:p>
          </table:table-cell>
          <table:table-cell/>
          <table:table-cell office:value-type="string">
            <text:p>Status</text:p>
          </table:table-cell>
          <table:table-cell table:number-columns-repeated="1000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tev_in_temp</text:p>
          </table:table-cell>
          <table:table-cell office:value-type="string">
            <text:p>TEV-Ebcdritt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0D00</text:p>
          </table:table-cell>
          <table:table-cell office:value-type="float" office:value="2">
            <text:p>2</text:p>
          </table:table-cell>
          <table:table-cell office:value-type="string">
            <text:p>temp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office:value-type="string">
            <text:p>-</text:p>
          </table:table-cell>
          <table:table-cell office:value-type="string">
            <text:p>Temperatur</text:p>
          </table:table-cell>
          <table:table-cell office:value-type="string">
            <text:p>stat</text:p>
          </table:table-cell>
          <table:table-cell table:style-name="ce12" office:value-type="string">
            <text:p>3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office:value-type="string">
            <text:p>-</text:p>
          </table:table-cell>
          <table:table-cell/>
          <table:table-cell office:value-type="string">
            <text:p>Status</text:p>
          </table:table-cell>
          <table:table-cell table:number-columns-repeated="1000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prestostate</text:p>
          </table:table-cell>
          <table:table-cell office:value-type="string">
            <text:p>Prestostate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25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comp_io</text:p>
          </table:table-cell>
          <table:table-cell office:value-type="string">
            <text:p>Status kompresseor I/O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1D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boiler_io</text:p>
          </table:table-cell>
          <table:table-cell office:value-type="string">
            <text:p>Status Zusatzheizung I/O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5F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T6_temp</text:p>
          </table:table-cell>
          <table:table-cell office:value-type="string">
            <text:p>Vorlauftemperatur T6 (bcdern)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0900</text:p>
          </table:table-cell>
          <table:table-cell office:value-type="float" office:value="2">
            <text:p>2</text:p>
          </table:table-cell>
          <table:table-cell office:value-type="string">
            <text:p>temp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office:value-type="string">
            <text:p>-</text:p>
          </table:table-cell>
          <table:table-cell office:value-type="string">
            <text:p>Temperatur</text:p>
          </table:table-cell>
          <table:table-cell office:value-type="string">
            <text:p>stat</text:p>
          </table:table-cell>
          <table:table-cell table:style-name="ce12" office:value-type="string">
            <text:p>3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office:value-type="string">
            <text:p>-</text:p>
          </table:table-cell>
          <table:table-cell/>
          <table:table-cell office:value-type="string">
            <text:p>Status</text:p>
          </table:table-cell>
          <table:table-cell table:number-columns-repeated="1000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T5_temp</text:p>
          </table:table-cell>
          <table:table-cell office:value-type="string">
            <text:p>Rücklauftemperatur T5 (bcdern)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0A00</text:p>
          </table:table-cell>
          <table:table-cell office:value-type="float" office:value="2">
            <text:p>2</text:p>
          </table:table-cell>
          <table:table-cell office:value-type="string">
            <text:p>temp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office:value-type="string">
            <text:p>-</text:p>
          </table:table-cell>
          <table:table-cell office:value-type="string">
            <text:p>Temperatur</text:p>
          </table:table-cell>
          <table:table-cell office:value-type="string">
            <text:p>stat</text:p>
          </table:table-cell>
          <table:table-cell table:style-name="ce12" office:value-type="string">
            <text:p>3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office:value-type="string">
            <text:p>-</text:p>
          </table:table-cell>
          <table:table-cell/>
          <table:table-cell office:value-type="string">
            <text:p>Status</text:p>
          </table:table-cell>
          <table:table-cell table:number-columns-repeated="1000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heat_press</text:p>
          </table:table-cell>
          <table:table-cell office:value-type="string">
            <text:p>Heizanlagendruck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1200</text:p>
          </table:table-cell>
          <table:table-cell office:value-type="float" office:value="2">
            <text:p>2</text:p>
          </table:table-cell>
          <table:table-cell office:value-type="string">
            <text:p>press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0.256</text:p>
          </table:table-cell>
          <table:table-cell office:value-type="string">
            <text:p>bar</text:p>
          </table:table-cell>
          <table:table-cell office:value-type="string">
            <text:p>-</text:p>
          </table:table-cell>
          <table:table-cell office:value-type="string">
            <text:p>Druck</text:p>
          </table:table-cell>
          <table:table-cell office:value-type="string">
            <text:p>stat</text:p>
          </table:table-cell>
          <table:table-cell table:style-name="ce12" office:value-type="string">
            <text:p>3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office:value-type="string">
            <text:p>-</text:p>
          </table:table-cell>
          <table:table-cell/>
          <table:table-cell office:value-type="string">
            <text:p>Status</text:p>
          </table:table-cell>
          <table:table-cell table:number-columns-repeated="1000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heat_pump_io</text:p>
          </table:table-cell>
          <table:table-cell office:value-type="string">
            <text:p>Status Heizkreispumpe I/O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17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VF1_temp</text:p>
          </table:table-cell>
          <table:table-cell office:value-type="string">
            <text:p>Vorlauftemperatur VF1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0100</text:p>
          </table:table-cell>
          <table:table-cell office:value-type="float" office:value="2">
            <text:p>2</text:p>
          </table:table-cell>
          <table:table-cell office:value-type="string">
            <text:p>temp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office:value-type="string">
            <text:p>-</text:p>
          </table:table-cell>
          <table:table-cell office:value-type="string">
            <text:p>Temperatur</text:p>
          </table:table-cell>
          <table:table-cell office:value-type="string">
            <text:p>stat</text:p>
          </table:table-cell>
          <table:table-cell table:style-name="ce12" office:value-type="string">
            <text:p>3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office:value-type="string">
            <text:p>-</text:p>
          </table:table-cell>
          <table:table-cell/>
          <table:table-cell office:value-type="string">
            <text:p>Status</text:p>
          </table:table-cell>
          <table:table-cell table:number-columns-repeated="1000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RF1_temp</text:p>
          </table:table-cell>
          <table:table-cell office:value-type="string">
            <text:p>Rücklauftemperatur RF1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0700</text:p>
          </table:table-cell>
          <table:table-cell office:value-type="float" office:value="2">
            <text:p>2</text:p>
          </table:table-cell>
          <table:table-cell office:value-type="string">
            <text:p>temp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office:value-type="string">
            <text:p>-</text:p>
          </table:table-cell>
          <table:table-cell office:value-type="string">
            <text:p>Temperatur</text:p>
          </table:table-cell>
          <table:table-cell office:value-type="string">
            <text:p>stat</text:p>
          </table:table-cell>
          <table:table-cell table:style-name="ce12" office:value-type="string">
            <text:p>3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office:value-type="string">
            <text:p>-</text:p>
          </table:table-cell>
          <table:table-cell/>
          <table:table-cell office:value-type="string">
            <text:p>Status</text:p>
          </table:table-cell>
          <table:table-cell table:number-columns-repeated="1000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VF2_temp</text:p>
          </table:table-cell>
          <table:table-cell office:value-type="string">
            <text:p>Vorlauftemperatur VF2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0300</text:p>
          </table:table-cell>
          <table:table-cell office:value-type="float" office:value="2">
            <text:p>2</text:p>
          </table:table-cell>
          <table:table-cell office:value-type="string">
            <text:p>temp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office:value-type="string">
            <text:p>-</text:p>
          </table:table-cell>
          <table:table-cell office:value-type="string">
            <text:p>Temperatur</text:p>
          </table:table-cell>
          <table:table-cell office:value-type="string">
            <text:p>stat</text:p>
          </table:table-cell>
          <table:table-cell table:style-name="ce12" office:value-type="string">
            <text:p>3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office:value-type="string">
            <text:p>-</text:p>
          </table:table-cell>
          <table:table-cell/>
          <table:table-cell office:value-type="string">
            <text:p>Status</text:p>
          </table:table-cell>
          <table:table-cell table:number-columns-repeated="1000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mixer_stat</text:p>
          </table:table-cell>
          <table:table-cell office:value-type="string">
            <text:p>Mischerstatus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0E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office:value-type="string">
            <text:p>%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pump_stat</text:p>
          </table:table-cell>
          <table:table-cell office:value-type="string">
            <text:p>Pumpenstatus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18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office:value-type="string">
            <text:p>%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 <text:s text:c="6"/>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boiler_temp</text:p>
          </table:table-cell>
          <table:table-cell office:value-type="string">
            <text:p>Speichertemperatu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0000</text:p>
          </table:table-cell>
          <table:table-cell office:value-type="float" office:value="2">
            <text:p>2</text:p>
          </table:table-cell>
          <table:table-cell office:value-type="string">
            <text:p>temp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office:value-type="string">
            <text:p>-</text:p>
          </table:table-cell>
          <table:table-cell office:value-type="string">
            <text:p>Temperatur</text:p>
          </table:table-cell>
          <table:table-cell office:value-type="string">
            <text:p>stat</text:p>
          </table:table-cell>
          <table:table-cell table:style-name="ce12" office:value-type="string">
            <text:p>3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office:value-type="string">
            <text:p>-</text:p>
          </table:table-cell>
          <table:table-cell/>
          <table:table-cell office:value-type="string">
            <text:p>Status</text:p>
          </table:table-cell>
          <table:table-cell table:number-columns-repeated="1000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circ_pump_io</text:p>
          </table:table-cell>
          <table:table-cell office:value-type="string">
            <text:p>Status Zirkulationspumpe I/O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0C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valve</text:p>
          </table:table-cell>
          <table:table-cell office:value-type="string">
            <text:p>Umschaltventil Heizen/WW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10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circ_once</text:p>
          </table:table-cell>
          <table:table-cell office:value-type="string">
            <text:p>Status 1x ZP-Eingang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0B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 <text:s text:c="4"/>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power_bcderrupt</text:p>
          </table:table-cell>
          <table:table-cell office:value-type="string">
            <text:p>Stromunterbrechung 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11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phase_stat</text:p>
          </table:table-cell>
          <table:table-cell office:value-type="string">
            <text:p>Phasen Status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8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phase_rot_stat</text:p>
          </table:table-cell>
          <table:table-cell office:value-type="string">
            <text:p>Drehfeldstatus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57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curr_limiter</text:p>
          </table:table-cell>
          <table:table-cell office:value-type="string">
            <text:p>Anlaufstrombegrenze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3F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 <text:s text:c="5"/>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at_temp</text:p>
          </table:table-cell>
          <table:table-cell office:value-type="string">
            <text:p>Aussentempertu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0600</text:p>
          </table:table-cell>
          <table:table-cell office:value-type="float" office:value="2">
            <text:p>2</text:p>
          </table:table-cell>
          <table:table-cell office:value-type="string">
            <text:p>temp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office:value-type="string">
            <text:p>-</text:p>
          </table:table-cell>
          <table:table-cell office:value-type="string">
            <text:p>Temperatur</text:p>
          </table:table-cell>
          <table:table-cell office:value-type="string">
            <text:p>stat</text:p>
          </table:table-cell>
          <table:table-cell table:style-name="ce12" office:value-type="string">
            <text:p>3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office:value-type="string">
            <text:p>-</text:p>
          </table:table-cell>
          <table:table-cell/>
          <table:table-cell office:value-type="string">
            <text:p>Status</text:p>
          </table:table-cell>
          <table:table-cell table:number-columns-repeated="1000"/>
        </table:table-row>
        <table:table-row table:style-name="ro2">
          <table:table-cell office:value-type="string">
            <text:p># Kalibrierung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cal</text:p>
          </table:table-cell>
          <table:table-cell office:value-type="string">
            <text:p>outdoor</text:p>
          </table:table-cell>
          <table:table-cell office:value-type="string">
            <text:p>Kalibrierung – Aussentemperatu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C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al</text:p>
          </table:table-cell>
          <table:table-cell office:value-type="string">
            <text:p>brine_in</text:p>
          </table:table-cell>
          <table:table-cell office:value-type="string">
            <text:p>Kalibrierung - Quelle Ebcdritt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CD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al</text:p>
          </table:table-cell>
          <table:table-cell office:value-type="string">
            <text:p>brine_out</text:p>
          </table:table-cell>
          <table:table-cell office:value-type="string">
            <text:p>Kalibrierung - Quelle Austritt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C9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al</text:p>
          </table:table-cell>
          <table:table-cell office:value-type="string">
            <text:p>boiler</text:p>
          </table:table-cell>
          <table:table-cell office:value-type="string">
            <text:p>Kalibrierung – WW-Speiche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C4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al</text:p>
          </table:table-cell>
          <table:table-cell office:value-type="string">
            <text:p>heat_flow</text:p>
          </table:table-cell>
          <table:table-cell office:value-type="string">
            <text:p>Kalibrierung – Vorlauf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CA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al</text:p>
          </table:table-cell>
          <table:table-cell office:value-type="string">
            <text:p>heat_return</text:p>
          </table:table-cell>
          <table:table-cell office:value-type="string">
            <text:p>Kalibrierung – Rücklauf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CB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al</text:p>
          </table:table-cell>
          <table:table-cell office:value-type="string">
            <text:p>VF2</text:p>
          </table:table-cell>
          <table:table-cell office:value-type="string">
            <text:p>Kalibrierung - Vorlauf VF2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C5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al</text:p>
          </table:table-cell>
          <table:table-cell office:value-type="string">
            <text:p>comp_in</text:p>
          </table:table-cell>
          <table:table-cell office:value-type="string">
            <text:p>Kalibrierung - Kompressor Ebcdritt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C6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al</text:p>
          </table:table-cell>
          <table:table-cell office:value-type="string">
            <text:p>comp_out</text:p>
          </table:table-cell>
          <table:table-cell office:value-type="string">
            <text:p>Kalibrierung - Kompressor Austritt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C7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al</text:p>
          </table:table-cell>
          <table:table-cell office:value-type="string">
            <text:p>buffer_in</text:p>
          </table:table-cell>
          <table:table-cell office:value-type="string">
            <text:p>Kalibrierung – Puffer RL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34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al</text:p>
          </table:table-cell>
          <table:table-cell office:value-type="string">
            <text:p>buffer_out</text:p>
          </table:table-cell>
          <table:table-cell office:value-type="string">
            <text:p>Kalibrierung – Puffer VL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33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WW-Kreis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hw</text:p>
          </table:table-cell>
          <table:table-cell office:value-type="string">
            <text:p>mode</text:p>
          </table:table-cell>
          <table:table-cell office:value-type="string">
            <text:p>WW – Betriebsmodus</text:p>
          </table:table-cell>
          <table:table-cell table:style-name="ce3" office:value-type="string">
            <text:p>3</text:p>
          </table:table-cell>
          <table:table-cell table:style-name="ce3" office:value-type="string">
            <text:p>2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3B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hw</text:p>
          </table:table-cell>
          <table:table-cell office:value-type="string">
            <text:p>temp</text:p>
          </table:table-cell>
          <table:table-cell office:value-type="string">
            <text:p>WW – Solltemperatu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2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2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hw</text:p>
          </table:table-cell>
          <table:table-cell office:value-type="string">
            <text:p>min_temp</text:p>
          </table:table-cell>
          <table:table-cell office:value-type="string">
            <text:p>WW – Min. Temperatu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2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hw</text:p>
          </table:table-cell>
          <table:table-cell office:value-type="string">
            <text:p>legionella_protect</text:p>
          </table:table-cell>
          <table:table-cell office:value-type="string">
            <text:p>WW – Legionellenschutz</text:p>
          </table:table-cell>
          <table:table-cell table:style-name="ce3" office:value-type="string">
            <text:p>3</text:p>
          </table:table-cell>
          <table:table-cell table:style-name="ce3" office:value-type="string">
            <text:p>2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40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hw</text:p>
          </table:table-cell>
          <table:table-cell office:value-type="string">
            <text:p>legionella_wday</text:p>
          </table:table-cell>
          <table:table-cell office:value-type="string">
            <text:p>WW – Legionellenschutz Wochentag</text:p>
          </table:table-cell>
          <table:table-cell table:style-name="ce3" office:value-type="string">
            <text:p>3</text:p>
          </table:table-cell>
          <table:table-cell table:style-name="ce3" office:value-type="string">
            <text:p>2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7C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office:value-type="string">
            <text:p>Mo=0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hw</text:p>
          </table:table-cell>
          <table:table-cell office:value-type="string">
            <text:p>legionelle_starttime</text:p>
          </table:table-cell>
          <table:table-cell office:value-type="string">
            <text:p>WW – Legionellenschutz Startzeit</text:p>
          </table:table-cell>
          <table:table-cell table:style-name="ce3" office:value-type="string">
            <text:p>3</text:p>
          </table:table-cell>
          <table:table-cell table:style-name="ce3" office:value-type="string">
            <text:p>2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67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1.000</text:p>
          </table:table-cell>
          <table:table-cell office:value-type="string">
            <text:p>hh24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hw</text:p>
          </table:table-cell>
          <table:table-cell office:value-type="string">
            <text:p>tank_layered</text:p>
          </table:table-cell>
          <table:table-cell office:value-type="string">
            <text:p>WW – Pumpe layered tank (Schichtenspeicher) </text:p>
          </table:table-cell>
          <table:table-cell table:style-name="ce3" office:value-type="string">
            <text:p>3</text:p>
          </table:table-cell>
          <table:table-cell table:style-name="ce3" office:value-type="string">
            <text:p>2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C1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hw</text:p>
          </table:table-cell>
          <table:table-cell office:value-type="string">
            <text:p>tank_coyled</text:p>
          </table:table-cell>
          <table:table-cell office:value-type="string">
            <text:p>WW – Pumpe coiled tank (Spirale) </text:p>
          </table:table-cell>
          <table:table-cell table:style-name="ce3" office:value-type="string">
            <text:p>3</text:p>
          </table:table-cell>
          <table:table-cell table:style-name="ce3" office:value-type="string">
            <text:p>2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C2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hw</text:p>
          </table:table-cell>
          <table:table-cell office:value-type="string">
            <text:p>tank_mode</text:p>
          </table:table-cell>
          <table:table-cell office:value-type="string">
            <text:p>WW – Speicher = coiled</text:p>
          </table:table-cell>
          <table:table-cell table:style-name="ce3" office:value-type="string">
            <text:p>3</text:p>
          </table:table-cell>
          <table:table-cell table:style-name="ce3" office:value-type="string">
            <text:p>2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CD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 Heizkreis 2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mode</text:p>
          </table:table-cell>
          <table:table-cell office:value-type="string">
            <text:p>Heizkreis - Betriebsart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0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2B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type</text:p>
          </table:table-cell>
          <table:table-cell office:value-type="string">
            <text:p>Heizkreis - Kreis Typ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0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3C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rt_day</text:p>
          </table:table-cell>
          <table:table-cell office:value-type="string">
            <text:p>Heizkreis – Raumsolltemperatu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0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32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0.5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rt_night</text:p>
          </table:table-cell>
          <table:table-cell office:value-type="string">
            <text:p>Heizkreis – Absenktemperatu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0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3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0.5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curve</text:p>
          </table:table-cell>
          <table:table-cell office:value-type="string">
            <text:p>Heizkreis – Heizkurve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0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35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0.01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at_off</text:p>
          </table:table-cell>
          <table:table-cell office:value-type="string">
            <text:p>Heizkreis – Aussentemperatur Abschaltgrenze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0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36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vl_min</text:p>
          </table:table-cell>
          <table:table-cell office:value-type="string">
            <text:p>Heizkreis - minimale Vorlauftemperatu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0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30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vl_max</text:p>
          </table:table-cell>
          <table:table-cell office:value-type="string">
            <text:p>Heizkreis - maximale Vorlauftemperatu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0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31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pre_hours</text:p>
          </table:table-cell>
          <table:table-cell office:value-type="string">
            <text:p>Heizkreis - max. Voraufheizung in Stunden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0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38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office:value-type="string">
            <text:p>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estrich</text:p>
          </table:table-cell>
          <table:table-cell office:value-type="string">
            <text:p>Heizkreis Estrichtrocknung Tag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0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3B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office:value-type="string">
            <text:p>dd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floor_protect</text:p>
          </table:table-cell>
          <table:table-cell office:value-type="string">
            <text:p>Fußbodenschutz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0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7B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 <text:s text:c="6"/>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cooling</text:p>
          </table:table-cell>
          <table:table-cell office:value-type="string">
            <text:p>Kühlbetrieb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0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C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cooling_support</text:p>
          </table:table-cell>
          <table:table-cell office:value-type="string">
            <text:p>Kühlbetrieb supported/ für freigegeben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0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6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outdoor_24h_average</text:p>
          </table:table-cell>
          <table:table-cell office:value-type="string">
            <text:p>Außentemperatur mittel 24h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0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8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cooling_offset_outdoor</text:p>
          </table:table-cell>
          <table:table-cell office:value-type="string">
            <text:p>Kühlung Offset AT-Abschaltgrenze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0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7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locktime_cool&gt;heat</text:p>
          </table:table-cell>
          <table:table-cell office:value-type="string">
            <text:p>Sperrzeit Kuehlung &gt; Heizung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0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4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locktime_heat&gt;cool</text:p>
          </table:table-cell>
          <table:table-cell office:value-type="string">
            <text:p>Sperrzeit Heizung &gt; Kühlung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0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5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min_diff</text:p>
          </table:table-cell>
          <table:table-cell office:value-type="string">
            <text:p>min Diff VL / RT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0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B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holiday_cooling</text:p>
          </table:table-cell>
          <table:table-cell office:value-type="string">
            <text:p>Kühlen im Ferienbetrieb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0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95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statbit_cooling</text:p>
          </table:table-cell>
          <table:table-cell office:value-type="string">
            <text:p>Statusbit Kühlfunktion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0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97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?</text:p>
          </table:table-cell>
          <table:table-cell office:value-type="string">
            <text:p>hex</text:p>
          </table:table-cell>
          <table:table-cell table:number-columns-repeated="4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cooling_request</text:p>
          </table:table-cell>
          <table:table-cell office:value-type="string">
            <text:p>HK spezifische Kühlanforderung?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0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3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 <text:s text:c="8"/>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heat_pump_stat</text:p>
          </table:table-cell>
          <table:table-cell office:value-type="string">
            <text:p>Status Heizkreispumpe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0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B9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heat_pump_curr</text:p>
          </table:table-cell>
          <table:table-cell office:value-type="string">
            <text:p>akt. PWM-Wert Heizkreizpumpe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0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BA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office:value-type="string">
            <text:p>%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heat_pump_load</text:p>
          </table:table-cell>
          <table:table-cell office:value-type="string">
            <text:p>Heizkreispumpe bei Pufferladung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0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BF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office:value-type="string">
            <text:p>%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heat_pump_heat</text:p>
          </table:table-cell>
          <table:table-cell office:value-type="string">
            <text:p>Heizkreispumpe Standardwert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0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C0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office:value-type="string">
            <text:p>%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heat_pump_pause</text:p>
          </table:table-cell>
          <table:table-cell office:value-type="string">
            <text:p>Heizkreispumpe in Pausen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0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E1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office:value-type="string">
            <text:p>%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 Heizkreis 4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mode</text:p>
          </table:table-cell>
          <table:table-cell office:value-type="string">
            <text:p>Heizkreis - Betriebsart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2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2B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type</text:p>
          </table:table-cell>
          <table:table-cell office:value-type="string">
            <text:p>Heizkreis - Kreis Typ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2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3C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rt_day</text:p>
          </table:table-cell>
          <table:table-cell office:value-type="string">
            <text:p>Heizkreis – Raumsolltemperatu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2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32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0.5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rt_night</text:p>
          </table:table-cell>
          <table:table-cell office:value-type="string">
            <text:p>Heizkreis – Absenktemperatu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2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3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0.5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curve</text:p>
          </table:table-cell>
          <table:table-cell office:value-type="string">
            <text:p>Heizkreis – Heizkurve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2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35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0.01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at_off</text:p>
          </table:table-cell>
          <table:table-cell office:value-type="string">
            <text:p>Heizkreis – Aussentemperatur Abschaltgrenze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2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36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vl_min</text:p>
          </table:table-cell>
          <table:table-cell office:value-type="string">
            <text:p>Heizkreis - minimale Vorlauftemperatu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2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30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vl_max</text:p>
          </table:table-cell>
          <table:table-cell office:value-type="string">
            <text:p>Heizkreis - maximale Vorlauftemperatu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2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31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pre_hours</text:p>
          </table:table-cell>
          <table:table-cell office:value-type="string">
            <text:p>Heizkreis - max. Voraufheizung in Stunden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2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38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office:value-type="string">
            <text:p>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estrich</text:p>
          </table:table-cell>
          <table:table-cell office:value-type="string">
            <text:p>Heizkreis Estrichtrocknung Tag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2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3B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office:value-type="string">
            <text:p>dd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floor_protect</text:p>
          </table:table-cell>
          <table:table-cell office:value-type="string">
            <text:p>Fußbodenschutz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2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7B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 <text:s text:c="7"/>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cooling</text:p>
          </table:table-cell>
          <table:table-cell office:value-type="string">
            <text:p>Kühlbetrieb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2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C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cooling_support</text:p>
          </table:table-cell>
          <table:table-cell office:value-type="string">
            <text:p>Kühlbetrieb supported/ für freigegeben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2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6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outdoor_24h_average</text:p>
          </table:table-cell>
          <table:table-cell office:value-type="string">
            <text:p>Außentemperatur mittel 24h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2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8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cooling_offset_outdoor</text:p>
          </table:table-cell>
          <table:table-cell office:value-type="string">
            <text:p>Kühlung Offset AT-Abschaltgrenze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2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7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locktime_cool&gt;heat</text:p>
          </table:table-cell>
          <table:table-cell office:value-type="string">
            <text:p>Sperrzeit Kuehlung &gt; Heizung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2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4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locktime_heat&gt;cool</text:p>
          </table:table-cell>
          <table:table-cell office:value-type="string">
            <text:p>Sperrzeit Heizung &gt; Kühlung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2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5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min_diff</text:p>
          </table:table-cell>
          <table:table-cell office:value-type="string">
            <text:p>min Diff VL / RT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2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B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holiday_cooling</text:p>
          </table:table-cell>
          <table:table-cell office:value-type="string">
            <text:p>Kühlen im Ferienbetrieb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2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95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statbit_cooling</text:p>
          </table:table-cell>
          <table:table-cell office:value-type="string">
            <text:p>Statusbit Kühlfunktion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2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97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?</text:p>
          </table:table-cell>
          <table:table-cell office:value-type="string">
            <text:p>hex</text:p>
          </table:table-cell>
          <table:table-cell table:number-columns-repeated="4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cooling_request</text:p>
          </table:table-cell>
          <table:table-cell office:value-type="string">
            <text:p>HK spezifische Kühlanforderung?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2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3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 <text:s text:c="9"/>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heat_pump_stat</text:p>
          </table:table-cell>
          <table:table-cell office:value-type="string">
            <text:p>Status Heizkreispumpe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2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B9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heat_pump_curr</text:p>
          </table:table-cell>
          <table:table-cell office:value-type="string">
            <text:p>akt. PWM-Wert Heizkreizpumpe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2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BA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office:value-type="string">
            <text:p>%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heat_pump_load</text:p>
          </table:table-cell>
          <table:table-cell office:value-type="string">
            <text:p>Heizkreispumpe bei Pufferladung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2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BF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office:value-type="string">
            <text:p>%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heat_pump_heat</text:p>
          </table:table-cell>
          <table:table-cell office:value-type="string">
            <text:p>Heizkreispumpe Standardwert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2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C0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office:value-type="string">
            <text:p>%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heat_pump_pause</text:p>
          </table:table-cell>
          <table:table-cell office:value-type="string">
            <text:p>Heizkreispumpe in Pausen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2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E1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office:value-type="string">
            <text:p>%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 Heizkreis 5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mode</text:p>
          </table:table-cell>
          <table:table-cell office:value-type="string">
            <text:p>Heizkreis - Betriebsart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3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2B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type</text:p>
          </table:table-cell>
          <table:table-cell office:value-type="string">
            <text:p>Heizkreis - Kreis Typ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3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3C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rt_day</text:p>
          </table:table-cell>
          <table:table-cell office:value-type="string">
            <text:p>Heizkreis – Raumsolltemperatu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3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32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0.5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rt_night</text:p>
          </table:table-cell>
          <table:table-cell office:value-type="string">
            <text:p>Heizkreis – Absenktemperatu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3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3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0.5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curve</text:p>
          </table:table-cell>
          <table:table-cell office:value-type="string">
            <text:p>Heizkreis – Heizkurve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3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35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0.01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at_off</text:p>
          </table:table-cell>
          <table:table-cell office:value-type="string">
            <text:p>Heizkreis – Aussentemperatur Abschaltgrenze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3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36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vl_min</text:p>
          </table:table-cell>
          <table:table-cell office:value-type="string">
            <text:p>Heizkreis - minimale Vorlauftemperatu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3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30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vl_max</text:p>
          </table:table-cell>
          <table:table-cell office:value-type="string">
            <text:p>Heizkreis - maximale Vorlauftemperatu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3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31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pre_hours</text:p>
          </table:table-cell>
          <table:table-cell office:value-type="string">
            <text:p>Heizkreis - max. Voraufheizung in Stunden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3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38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office:value-type="string">
            <text:p>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estrich</text:p>
          </table:table-cell>
          <table:table-cell office:value-type="string">
            <text:p>Heizkreis Estrichtrocknung Tag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3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3B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office:value-type="string">
            <text:p>dd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floor_protect</text:p>
          </table:table-cell>
          <table:table-cell office:value-type="string">
            <text:p>Fußbodenschutz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3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7B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 <text:s/>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cooling</text:p>
          </table:table-cell>
          <table:table-cell office:value-type="string">
            <text:p>Kühlbetrieb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3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C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cooling_support</text:p>
          </table:table-cell>
          <table:table-cell office:value-type="string">
            <text:p>Kühlbetrieb supported/ für freigegeben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3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6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outdoor_24h_average</text:p>
          </table:table-cell>
          <table:table-cell office:value-type="string">
            <text:p>Außentemperatur mittel 24h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3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8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cooling_offset_outdoor</text:p>
          </table:table-cell>
          <table:table-cell office:value-type="string">
            <text:p>Kühlung Offset AT-Abschaltgrenze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3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7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locktime_cool&gt;heat</text:p>
          </table:table-cell>
          <table:table-cell office:value-type="string">
            <text:p>Sperrzeit Kuehlung &gt; Heizung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3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4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locktime_heat&gt;cool</text:p>
          </table:table-cell>
          <table:table-cell office:value-type="string">
            <text:p>Sperrzeit Heizung &gt; Kühlung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3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5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min_diff</text:p>
          </table:table-cell>
          <table:table-cell office:value-type="string">
            <text:p>min Diff VL / RT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3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B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holiday_cooling</text:p>
          </table:table-cell>
          <table:table-cell office:value-type="string">
            <text:p>Kühlen im Ferienbetrieb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3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95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statbit_cooling</text:p>
          </table:table-cell>
          <table:table-cell office:value-type="string">
            <text:p>Statusbit Kühlfunktion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3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97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?</text:p>
          </table:table-cell>
          <table:table-cell office:value-type="string">
            <text:p>hex</text:p>
          </table:table-cell>
          <table:table-cell table:number-columns-repeated="4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cooling_request</text:p>
          </table:table-cell>
          <table:table-cell office:value-type="string">
            <text:p>HK spezifische Kühlanforderung?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3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3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 <text:s text:c="4"/>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heat_pump_stat</text:p>
          </table:table-cell>
          <table:table-cell office:value-type="string">
            <text:p>Status Heizkreispumpe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3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B9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heat_pump_curr</text:p>
          </table:table-cell>
          <table:table-cell office:value-type="string">
            <text:p>akt. PWM-Wert Heizkreizpumpe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3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BA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office:value-type="string">
            <text:p>%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heat_pump_load</text:p>
          </table:table-cell>
          <table:table-cell office:value-type="string">
            <text:p>Heizkreispumpe bei Pufferladung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3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BF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office:value-type="string">
            <text:p>%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heat_pump_heat</text:p>
          </table:table-cell>
          <table:table-cell office:value-type="string">
            <text:p>Heizkreispumpe Standardwert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3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C0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office:value-type="string">
            <text:p>%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heat_pump_pause</text:p>
          </table:table-cell>
          <table:table-cell office:value-type="string">
            <text:p>Heizkreispumpe in Pausen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3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E1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office:value-type="string">
            <text:p>%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 table:number-rows-repeated="104833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Tabelle1.A1:Tabelle1.AL24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0" number:min-integer-digits="1" number:grouping="true"/>
      <number:text> </number:text>
    </number:number-style>
    <number:number-style style:name="N10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en" number:country="US">
      <number:number number:decimal-places="2" number:min-integer-digits="1" number:grouping="true"/>
      <number:text> </number:text>
    </number:number-style>
    <number:number-style style:name="N10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3P0"/>
    </number:currency-style>
    <number:currency-style style:name="N10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5">00.00.0000</text:date>, <text:time style:data-style-name="N2" text:time-value="0000-00-00T21:30:2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3</meta:generator>
    <dc:date>2013-02-25T21:31:19</dc:date>
    <meta:editing-duration>PT4H40M29S</meta:editing-duration>
    <meta:editing-cycles>65</meta:editing-cycles>
    <meta:document-statistic meta:table-count="1" meta:cell-count="3841" meta:object-count="0"/>
  </office:meta>
</office:document-meta>
</file>